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text-properties style:text-underline-styl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normal" style:font-style-asian="normal" style:font-style-complex="normal"/>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Contents_20_2">
      <style:paragraph-properties>
        <style:tab-stops>
          <style:tab-stop style:position="0cm"/>
        </style:tab-stops>
      </style:paragraph-properties>
    </style:style>
    <style:style style:name="P11" style:family="paragraph" style:parent-style-name="Heading_20_TOC" style:master-page-name="Index">
      <style:paragraph-properties style:page-number="1"/>
    </style:style>
    <style:style style:name="P12" style:family="paragraph" style:parent-style-name="Heading_20_2">
      <style:paragraph-properties fo:break-before="page"/>
    </style:style>
    <style:style style:name="P13" style:family="paragraph" style:parent-style-name="Standard" style:master-page-name="Index">
      <style:paragraph-properties style:page-number="auto"/>
    </style:style>
    <style:style style:name="P14" style:family="paragraph" style:parent-style-name="Standard" style:list-style-name=""/>
    <style:style style:name="P15" style:family="paragraph" style:parent-style-name="Standard" style:list-style-name="">
      <style:paragraph-properties fo:line-height="100%">
        <style:tab-stops/>
      </style:paragraph-properties>
    </style:style>
    <style:style style:name="P16" style:family="paragraph" style:parent-style-name="Text_20_body" style:list-style-name="">
      <style:paragraph-properties fo:line-height="100%">
        <style:tab-stops/>
      </style:paragraph-properties>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P19" style:family="paragraph" style:parent-style-name="Heading_20_1" style:list-style-name="">
      <style:paragraph-properties fo:line-height="100%" fo:break-before="page">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T12" style:family="text">
      <style:text-properties fo:background-color="#ffff00"/>
    </style:style>
    <style:style style:name="T13"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draw:frame draw:style-name="fr1" draw:name="graphics1" text:anchor-type="paragraph" svg:x="1.115cm" svg:y="0.369cm" svg:width="7.65cm" svg:height="4.189cm" draw:z-index="0"><draw:image xlink:href="../sogo.png" xlink:type="simple" xlink:show="embed" xlink:actuate="onLoad"/></draw:frame></text:p>
      <text:p text:style-name="P2"/>
      <text:p text:style-name="P2"/>
      <text:p text:style-name="P2"/>
      <text:p text:style-name="P2"/>
      <text:p text:style-name="P5"/>
      <text:p text:style-name="P7">Version 2.0.0beta1</text:p>
      <text:p text:style-name="P6">Native Microsoft Outlook Configuration Guide</text:p>
      <text:p text:style-name="P2"/>
      <text:p text:style-name="P13">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beta1 – October 2011</text:p>
      <text:p text:style-name="Standard"/>
      <text:p text:style-name="Standard"/>
      <text:p text:style-name="P3"><draw:frame draw:style-name="fr2" draw:name="graphics3" text:anchor-type="as-char" svg:y="0cm" svg:width="8.814cm" svg:height="1.882cm" draw:z-index="1"><draw:image xlink:href="../inverse.jpg" xlink:type="simple" xlink:show="embed" xlink:actuate="onLoad"/></draw:frame></text:p>
      <text:p text:style-name="P1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3</text:p>
          <text:p text:style-name="P9">Chapter 2<text:tab/>Introduction <text:s text:c="2"/><text:tab/>4</text:p>
          <text:p text:style-name="P9">Chapter 3<text:tab/>Installation <text:s text:c="2"/><text:tab/>5</text:p>
          <text:p text:style-name="P10">Prerequisites <text:s text:c="2"/><text:tab/>5</text:p>
          <text:p text:style-name="P10">Samba 4 <text:s text:c="2"/><text:tab/>5</text:p>
          <text:p text:style-name="P10">OpenChange <text:s text:c="2"/><text:tab/>6</text:p>
          <text:p text:style-name="P10">SOGo and SOPE <text:s text:c="2"/><text:tab/>8</text:p>
          <text:p text:style-name="P10">SOGo OpenChange Connector <text:s text:c="2"/><text:tab/>8</text:p>
          <text:p text:style-name="P9">Chapter 4<text:tab/>Configuration <text:s text:c="2"/><text:tab/>9</text:p>
          <text:p text:style-name="P10">SOGo Configuration <text:s text:c="2"/><text:tab/>9</text:p>
          <text:p text:style-name="P10">OpenChange Configuration <text:s text:c="2"/><text:tab/>9</text:p>
          <text:p text:style-name="P10">Samba 4 Configuration <text:s text:c="2"/><text:tab/>10</text:p>
          <text:p text:style-name="P9">Chapter <text:tab/>Adding Users <text:s text:c="2"/><text:tab/>12</text:p>
          <text:p text:style-name="P9">Chapter <text:tab/> The newly created user can now use Microsoft Outlook. <text:s text:c="2"/><text:tab/>12</text:p>
          <text:p text:style-name="P9">Chapter <text:tab/>Microsoft Outlook 2003, 2007 and 2010 Configuration <text:s text:c="2"/><text:tab/>13</text:p>
          <text:p text:style-name="P9">Chapter <text:tab/>Known Issues or Limitations <text:s text:c="2"/><text:tab/>14</text:p>
          <text:p text:style-name="P10">Precautions <text:s text:c="2"/><text:tab/>14</text:p>
          <text:p text:style-name="P10">Current Limitations <text:s text:c="2"/><text:tab/>14</text:p>
          <text:p text:style-name="P9">Chapter 5<text:tab/>Additional Information <text:s text:c="2"/><text:tab/>17</text:p>
          <text:p text:style-name="P9">Chapter 6<text:tab/>Commercial Support and Contact Information <text:s text:c="2"/><text:tab/>18</text:p>
        </text:index-body>
      </text:table-of-content>
      <text:p text:style-name="Standard"/>
      <text:h text:style-name="P17"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beta1</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the native Microsoft Outlook compatibility layer SOGo offers.</text:p>
      <text:p text:style-name="Standard">Building everything from the sources is currently required.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2" text:outline-level="2">Samba 4</text:h>
      <text:p text:style-name="Text_20_body">First, we need to checkout the source from the <text:span text:style-name="Emphasis"><text:span text:style-name="T4">SOGo</text:span></text:span> branch<text:bookmark text:name="line-21"/><text:bookmark text:name="line-20"/><text:bookmark text:name="line-19"/><text:bookmark text:name="line-18"/><text:bookmark text:name="line-17"/> of the OpenChange's SVN server:</text:p>
      <text:p text:style-name="Code"><text:bookmark text:name="line-1-1"/>mkdir openchange</text:p>
      <text:p text:style-name="Code"><text:bookmark text:name="line-2-1"/>cd openchange</text:p>
      <text:p text:style-name="Code"><text:bookmark text:name="line-3-1"/>svn co -r 3262 http://svnmirror.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34"/><text:bookmark text:name="line-33"/><text:bookmark text:name="line-32"/><text:bookmark text:name="line-31"/><text:bookmark text:name="line-30"/><text:bookmark text:name="line-29"/><text:bookmark text:name="line-28"/><text:bookmark text:name="line-27"/><text:bookmark text:name="line-26"/> :</text:p>
      <text:p text:style-name="List"><text:bookmark text:name="line-1-2"/>❏<text:tab/>Teach ld.so about the non standard location of samba4 libraries</text:p>
      <text:p text:style-name="Code"><text:bookmark text:name="line-2-2"/>sudo su -c 'echo "/usr/local/samba/lib" &gt; /etc/ld.so.conf.d/samba4.conf'</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6"/><text:bookmark text:name="line-35"/>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samba-4.0.0alpha15. This is defined in <text:span text:style-name="Code_20__28_inline_29_">script/samba4_ver.sh</text:span><text:bookmark text:name="line-40"/><text:bookmark text:name="line-39"/></text:p>
      <text:p text:style-name="Code"><text:bookmark text:name="line-1-3"/><text:bookmark text:name="line-44"/><text:bookmark text:name="line-43"/><text:bookmark text:name="line-42"/><text:bookmark text:name="line-41"/>cd sogo</text:p>
      <text:p text:style-name="Code"><text:bookmark text:name="line-2-3"/>make samba</text:p>
      <text:p text:style-name="Code"><text:bookmark text:name="line-3-3"/>sudo ldconfig</text:p>
      <text:p text:style-name="Code"/>
      <text:p text:style-name="Text_20_body"><text:bookmark text:name="line-62"/><text:bookmark text:name="line-61"/>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9"/><text:bookmark text:name="line-68"/><text:span text:style-name="Teletype"><text:span text:style-name="T7"/></text:span></text:p>
      <text:p text:style-name="Text_20_body">This should yield an output similar to the following: <text:bookmark text:name="line-111"/><text:bookmark text:name="line-110"/><text:bookmark text:name="line-109"/><text:bookmark text:name="line-108"/><text:bookmark text:name="line-107"/><text:bookmark text:name="line-106"/><text:bookmark text:name="line-105"/><text:bookmark text:name="line-104"/><text:bookmark text:name="line-103"/><text:bookmark text:name="line-102"/><text:bookmark text:name="line-101"/><text:bookmark text:name="line-100"/><text:bookmark text:name="line-99"/><text:bookmark text:name="line-98"/><text:bookmark text:name="line-97"/><text:bookmark text:name="line-96"/><text:bookmark text:name="line-95"/><text:bookmark text:name="line-94"/><text:bookmark text:name="line-93"/><text:bookmark text:name="line-92"/><text:bookmark text:name="line-91"/><text:bookmark text:name="line-90"/><text:bookmark text:name="line-89"/><text:bookmark text:name="line-88"/><text:bookmark text:name="line-87"/><text:bookmark text:name="line-86"/><text:bookmark text:name="line-85"/><text:bookmark text:name="line-84"/><text:bookmark text:name="line-83"/><text:bookmark text:name="line-82"/><text:bookmark text:name="line-81"/><text:bookmark text:name="line-80"/><text:bookmark text:name="line-79"/><text:bookmark text:name="line-78"/><text:bookmark text:name="line-77"/><text:bookmark text:name="line-76"/><text:bookmark text:name="line-75"/><text:bookmark text:name="line-74"/><text:bookmark text:name="line-73"/><text:bookmark text:name="line-72"/><text:bookmark text:name="line-71"/><text:bookmark text:name="line-70"/></text:p>
      <text:p text:style-name="Code"><text:bookmark text:name="line-1-5"/>===============================================================</text:p>
      <text:p text:style-name="Code"><text:bookmark text:name="line-2-5"/>OpenChange Configuration (Please review)</text:p>
      <text:p text:style-name="Code"><text:bookmark text:name="line-3-5"/></text:p>
      <text:p text:style-name="Code"><text:bookmark text:name="line-4-3"/><text:s text:c="11"/>* OpenChange Libraries:</text:p>
      <text:p text:style-name="Code"><text:bookmark text:name="line-5-3"/><text:soft-page-break/><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3"/><text:bookmark text:name="line-112"/>Compile and inst<text:span text:style-name="T9">all </text:span><text:a xlink:type="simple" xlink:href="http://wiki.sogo.nu/OpenChange"><text:span text:style-name="T10">OpenChange</text:span></text:a><text:span text:style-name="T9">: </text:span><text:bookmark text:name="line-115"/><text:bookmark text:name="line-114"/></text:p>
      <text:p text:style-name="Code"><text:bookmark text:name="line-1-6"/><text:bookmark text:name="line-119"/><text:bookmark text:name="line-118"/><text:bookmark text:name="line-117"/><text:bookmark text:name="line-116"/>make</text:p>
      <text:p text:style-name="Code"><text:bookmark text:name="line-2-6"/>sudo make install</text:p>
      <text:p text:style-name="Code"><text:bookmark text:name="line-3-6"/>sudo ldconfig</text:p>
      <text:p text:style-name="Code"/>
      <text:h text:style-name="P12" text:outline-level="2">SOGo and SOPE</text:h>
      <text:p text:style-name="Standard">First, you must get the SOGo and SOPE sources from Inverse's source repository. <text:bookmark text:name="line-139"/><text:bookmark text:name="line-138"/><text:bookmark text:name="line-137"/><text:bookmark text:name="line-136"/><text:bookmark text:name="line-135"/><text:bookmark text:name="line-134"/><text:bookmark text:name="line-133"/><text:bookmark text:name="line-132"/></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82ab0f7d7b6c98e27ed4319b3bca575f56e5ff46</text:p>
      <text:p text:style-name="Code"><text:bookmark text:name="line-6-4"/>mtn --db=~/db.mtn checkout --branch ca.inverse.sope SOPE --revision 60ea81ded2b82c6979e398398fba9a7e84fa9af9</text:p>
      <text:p text:style-name="Code"/>
      <text:p text:style-name="Text_20_body"><text:bookmark text:name="line-141"/><text:bookmark text:name="line-140"/>SOPE has to be installed first since SOGo depends on it: <text:bookmark text:name="line-147"/><text:bookmark text:name="line-146"/><text:bookmark text:name="line-145"/><text:bookmark text:name="line-144"/><text:bookmark text:name="line-143"/><text:bookmark text:name="line-142"/></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9"/><text:bookmark text:name="line-148"/>Compile and install SOGo: <text:bookmark text:name="line-155"/><text:bookmark text:name="line-154"/><text:bookmark text:name="line-153"/><text:bookmark text:name="line-152"/><text:bookmark text:name="line-151"/><text:bookmark text:name="line-150"/></text:p>
      <text:p text:style-name="Code"><text:bookmark text:name="line-1-9"/>cd ../SOGo</text:p>
      <text:p text:style-name="Code"><text:bookmark text:name="line-2-9"/>./configure --enable-debug --disable-strip</text:p>
      <text:p text:style-name="Code"><text:bookmark text:name="line-3-9"/>make</text:p>
      <text:p text:style-name="Code"><text:bookmark text:name="line-4-6"/>sudo make install</text:p>
      <text:p text:style-name="Code"/>
      <text:h text:style-name="Heading_20_2" text:outline-level="2">SOGo OpenChange Connector</text:h>
      <text:p text:style-name="Text_20_body">Finally, once all prerequisites are installed, you can install the SOGo OpenChange connector.</text:p>
      <text:p text:style-name="Text_20_body">To do so, execute the the following commands<text:bookmark text:name="line-169"/><text:bookmark text:name="line-168"/><text:bookmark text:name="line-167"/><text:bookmark text:name="line-166"/><text:bookmark text:name="line-165"/>:</text:p>
      <text:p text:style-name="Code"><text:bookmark text:name="line-1-10"/>cd OpenChange</text:p>
      <text:p text:style-name="Code"><text:bookmark text:name="line-2-10"/>make</text:p>
      <text:p text:style-name="Code">sudo PKG_CONFIG_PATH=$PKG_CONFIG_PATH make install</text:p>
      <text:h text:style-name="P18"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4">Please refer to that documentation before continuing with the instructions included in this guide.</text:p>
      <text:p text:style-name="P4">An IMAP server supporting the UIDPLUS and QRESYNC IMAP extensions is also required, such as Cyrus IMAP 2.4 or later. Also make sure you use GNUstep v1.22 or later. </text:p>
      <text:h text:style-name="Heading_20_2" text:outline-level="2">OpenChange Configuration</text:h>
      <text:p text:style-name="Text_20_body">From the <text:span text:style-name="Code_20__28_inline_29_">openchange/sogo/samba4/source4/</text:span> directory, run the following commands as root: <text:bookmark text:name="line-177"/><text:bookmark text:name="line-176"/><text:bookmark text:name="line-175"/><text:bookmark text:name="line-174"/></text:p>
      <text:p text:style-name="Code"><text:bookmark text:name="line-1-11"/>cd ~/openchange/sogo/samba4/source4</text:p>
      <text:p text:style-name="Code"><text:bookmark text:name="line-2-11"/>sudo PYTHONPATH=$PYTHONPATH ./setup/provision --realm=OPENCHANGE.LOCAL --domain=OPENCHANGE --adminpass='%1OpenChange' --server-role='domain controller'</text:p>
      <text:p text:style-name="Code"><text:bookmark text:name="line-188"/><text:bookmark text:name="line-187"/></text:p>
      <text:p text:style-name="Standard">Provision the OpenChange server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text:bookmark text:name="line-1-13"/>cd ~/openchange/sogo/setup</text:p>
      <text:p text:style-name="Code"><text:bookmark text:name="line-2-13"/>sudo PYTHONPATH=$PYTHONPATH ./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text:soft-page-break/>[+]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Code"><text:bookmark text:name="line-209"/><text:bookmark text:name="line-208"/>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text:bookmark text:name="line-1-14"/>sudo PYTHONPATH=$PYTHONPATH ./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Code"><text:bookmark text:name="line-14-3"/><text:s text:c="8"/>* Events Root <text:s text:c="29"/>0x0900000000000001</text:p>
      <text:p text:style-name="Code"><text:bookmark text:name="line-305"/><text:bookmark text:name="line-304"/></text:p>
      <text:h text:style-name="Heading_20_2" text:outline-level="2"><text:bookmark text:name="Samba_Configuration"/>Samba 4 Configuration</text:h>
      <text:p text:style-name="Text_20_body"><text:bookmark text:name="line-307"/><text:bookmark text:name="line-306"/>Add the following parameters to the <text:span text:style-name="Code_20__28_inline_29_">[global]</text:span> section of the <text:span text:style-name="Code_20__28_inline_29_">/usr/local/samba/etc/smb.conf</text:span><text:span text:style-name="T11">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6"/><text:bookmark text:name="line-315"/>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 </text:p>
      <text:p text:style-name="Code"/>
      <text:p text:style-name="Text_20_body"><text:bookmark text:name="line-322"/><text:bookmark text:name="line-321"/>Start Samba 4 : <text:bookmark text:name="line-325"/><text:bookmark text:name="line-324"/><text:bookmark text:name="line-323"/></text:p>
      <text:p text:style-name="Code"><text:bookmark text:name="line-1-21"/>sudo /usr/local/samba/sbin/samba -d5 -i -M single</text:p>
      <text:p text:style-name="Code"/>
      <text:p text:style-name="Text_20_body"><text:bookmark text:name="line-327"/><text:bookmark text:name="line-326"/>At this point Samba 4 should be running in the frontend in interactive mode. <text:bookmark text:name="line-328"/>The logs can be found in <text:span text:style-name="Code_20__28_inline_29_">/usr/local/samba/var/samba.log</text:span> when Samba 4 runs daemonized.</text:p>
      <text:p text:style-name="Standard"><text:soft-page-break/>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text:p>
      <text:h text:style-name="P19" text:outline-level="1">Adding Users</text:h>
      <text:p text:style-name="Text_20_body">Users that wish to connect natively to SOGo must be provisioned, for now, in Samba 4 and in OpenChange – even if they already exist in your current LDAP / Microsoft Active Directory server. Also, the passwords much match between directory services.</text:p>
      <text:p text:style-name="Text_20_body">To add an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text:bookmark text:name="line-2-17"/>cd ~/openchange/sogo/samba4</text:p>
      <text:p text:style-name="Code">sudo ./bin/samba-tool pwsettings set --complexity=off</text:p>
      <text:p text:style-name="Code">sudo ./bin/samba-tool pwsettings set --min-pwd-length=1</text:p>
      <text:p text:style-name="Code"><text:bookmark text:name="line-3-15"/>sudo ./bin/samba-tool newuser username password</text:p>
      <text:p text:style-name="Code">sudo ./bin/samba-tool setexpiry username --noexpiry </text:p>
      <text:p text:style-name="Code"><text:bookmark text:name="line-4-10"/></text:p>
      <text:p text:style-name="Code"><text:bookmark text:name="line-5-8"/># create user in openchange</text:p>
      <text:p text:style-name="Code"><text:bookmark text:name="line-6-8"/>cd ~/openchange/sogo/setup</text:p>
      <text:p text:style-name="Code"><text:bookmark text:name="line-7-7"/>sudo ./openchange_newuser --create username</text:p>
      <text:p text:style-name="Code"><text:bookmark text:name="line-8-6"/></text:p>
      <text:p text:style-name="Code"><text:bookmark text:name="line-9-6"/># create the user's mailbox</text:p>
      <text:p text:style-name="Code"><text:bookmark text:name="line-10-6"/>sudo ./openchange_newuser --mailbox username</text:p>
      <text:p text:style-name="Code"/>
      <text:p text:style-name="Standard"><text:bookmark text:name="line-294"/><text:bookmark text:name="line-293"/>There is currently a limitation in the provisioning script: the password of the user is set to the same value as the username. <text:bookmark text:name="line-295"/>To overcome this limitation, one must edit the <text:span text:style-name="Code_20__28_inline_29_"><text:span text:style-name="T4">openchange.ldb</text:span></text:span> file and fix the <text:span text:style-name="Code_20__28_inline_29_">mapistore_uri</text:span><text:bookmark text:name="line-301"/><text:bookmark text:name="line-300"/><text:bookmark text:name="line-299"/><text:bookmark text:name="line-298"/><text:bookmark text:name="line-297"/><text:bookmark text:name="line-296"/> for the newly created user. You can use the following command by replacing username with the <text:span text:style-name="Code_20__28_inline_29_">username</text:span> you want to change the password to and <text:span text:style-name="Code_20__28_inline_29_">password</text:span> with the new password.</text:p>
      <text:p text:style-name="Code"><text:bookmark text:name="line-1-18"/>echo "%s/:username@/:password@/g</text:p>
      <text:p text:style-name="Code"><text:bookmark text:name="line-2-18"/>w</text:p>
      <text:p text:style-name="Code"><text:bookmark text:name="line-3-16"/>q</text:p>
      <text:p text:style-name="Code"><text:bookmark text:name="line-4-11"/>" | /usr/local/samba/bin/ldbedit -H /usr/local/samba/private/openchange.ldb -e ex</text:p>
      <text:p text:style-name="Code"/>
      <text:h text:style-name="P16" text:outline-level="1">The newly created user can now use Microsoft Outlook.</text:h>
      <text:h text:style-name="P19"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text:p>
      <text:p text:style-name="Code">192.168.1.1<text:tab/><text:tab/>sogo.openchange.local</text:p>
      <text:p text:style-name="Code"/>
      <text:p text:style-name="Standard">Next, you must configure Microsoft Outlook.</text:p>
      <text:p text:style-name="P8">❏<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4" text:outline-level="1">Start Microsoft Outlook and enter your username and password. It should will start to synchronize your mailbox. This could take a long time if you have many emails, events, tasks and contacts.</text:h>
      <text:h text:style-name="P19"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5" text:outline-level="1">The current version of the Native Microsoft Outlook compatibility layer has some limitations.</text:h>
      <text:h text:style-name="P15" text:outline-level="1">Those limitations will be overcome in the upcoming beta.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span text:style-name="T4">❏<text:tab/></text:span>Microsoft Outlook 2007 and 2010 might crash a little while after being launched. We are still investigating this issue.</text:p>
      <text:p text:style-name="List">❏<text:tab/>If you get authentication errors with Microsoft Outlook 2007 while creating the Outlook profile, try to use a Windows profile that matches the username / password of your SOGo account.</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some special folders like “Junk E-mail”, “RSS Feeds”, “offline address book” files, etc. are normal and can be ignored for now.</text:p>
      <text:p text:style-name="List"><text:soft-page-break/>❏<text:tab/>You cannot have access to shared resources (calendars and address books) nor can you share your resources from Microsoft Outlook.</text:p>
      <text:p text:style-name="List"><text:span text:style-name="T4">❏<text:tab/>If you face strange issues from Microsoft Outlook, you might want to remove any data associated with the user from the SOGo server and recreate a Microsoft Outlook profile. To remove any data associated to a user, remove the </text:span><text:span text:style-name="T6">content (and not the directories 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Mail</text:h>
      <text:p text:style-name="List"><text:span text:style-name="T4">❏<text:tab/></text:span>All mail folders other than the “Inbox”, “Drafts” and “Sent Items” will be located under the “Inbox” folder. It is possible to create mail folders only underneath the “Inbox” folder.</text:p>
      <text:p text:style-name="List">❏<text:tab/>It is not possible to rename or delete mail folders.</text:p>
      <text:h text:style-name="Heading_20_3" text:outline-level="3">Calendar</text:h>
      <text:p text:style-name="List">❏<text:tab/>You cannot have notes.</text:p>
      <text:p text:style-name="List">❏<text:tab/>Free-busy information will not be displayed properly.</text:p>
      <text:p text:style-name="List">❏<text:tab/>Labels will not work.</text:p>
      <text:h text:style-name="Heading_20_3" text:outline-level="3">Contacts</text:h>
      <text:p text:style-name="List">❏<text:tab/>You cannot have pictures.</text:p>
      <text:p text:style-name="List">❏<text:tab/>You cannot have notes.</text:p>
      <text:p text:style-name="List">❏<text:tab/>Categories will not work.</text:p>
      <text:p text:style-name="List">❏<text:tab/>Under Microsoft Outlook 2010, the special folder “Suggested Contacts” will not work.</text:p>
      <text:h text:style-name="Heading_20_3" text:outline-level="3">Tasks</text:h>
      <text:p text:style-name="List">❏<text:tab/>You cannot have notes.</text:p>
      <text:h text:style-name="Heading_20_3" text:outline-level="3">Notes</text:h>
      <text:p text:style-name="List">❏<text:tab/>Notes are not synchronized in any ways with SOGo. The current version of SOGo lacks support for notes.</text:p>
      <text:p text:style-name="List"/>
      <text:h text:style-name="P15" text:outline-level="1">If you notice anything else, please send contact Inverse by sending an email to <text:a xlink:type="simple" xlink:href="mailto:support@inverse.ca">support@inverse.ca</text:a>.</text:h>
      <text:h text:style-name="P18"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9-2011 Inverse inc.<text:tab/><text:tab/><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6</meta:generator>
    <meta:creation-date>2008-10-24T09:42:32</meta:creation-date>
    <meta:editing-cycles>258</meta:editing-cycles>
    <meta:editing-duration>P1DT5H55M48S</meta:editing-duration>
    <dc:date>2011-10-04T13:23:03</dc:date>
    <meta:document-statistic meta:table-count="0" meta:image-count="2" meta:object-count="0" meta:page-count="18" meta:paragraph-count="275" meta:word-count="2431" meta:character-count="17781"/>
    <meta:user-defined meta:name="Info 1"/>
    <meta:user-defined meta:name="Info 2"/>
    <meta:user-defined meta:name="Info 3"/>
    <meta:user-defined meta:name="Info 4"/>
  </office:meta>
</office:document-meta>
</file>